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f863" officeooo:paragraph-rsid="0002f863"/>
    </style:style>
    <style:style style:name="P2" style:family="paragraph" style:parent-style-name="Standard">
      <style:text-properties fo:font-style="italic" fo:font-weight="bold" officeooo:rsid="00055c08" officeooo:paragraph-rsid="00055c08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fo:font-weight="normal" officeooo:rsid="0008c84c" officeooo:paragraph-rsid="0008c84c" style:font-style-asian="normal" style:font-weight-asian="normal" style:font-style-complex="normal" style:font-weight-complex="normal"/>
    </style:style>
    <style:style style:name="T1" style:family="text">
      <style:text-properties officeooo:rsid="000484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¿Qué problemas encontró con esta forma de almacenar la información?</text:p>
      <text:p text:style-name="Standard"/>
      <text:p text:style-name="P1">No se puede asignar un nombre al diccionario cuando se pasa a una lista <text:span text:style-name="T1">y este debe estar contenido dentro de ella.</text:span></text:p>
      <text:p text:style-name="P2">Pregunta: Se puede trasnformar por script un dictionario en una lista de diccionarios?</text:p>
      <text:p text:style-name="P2"/>
      <text:p text:style-name="P3">No logro sacar la informacion ordenada, a pesar de si poder extraer usuario por su indice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C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5T15:11:25.424440799</meta:creation-date>
    <dc:date>2022-02-26T23:34:45.958457820</dc:date>
    <meta:editing-duration>PT7H9M56S</meta:editing-duration>
    <meta:editing-cycles>4</meta:editing-cycles>
    <meta:generator>LibreOffice/7.2.5.2.0$Linux_X86_64 LibreOffice_project/20$Build-2</meta:generator>
    <meta:document-statistic meta:table-count="0" meta:image-count="0" meta:object-count="0" meta:page-count="1" meta:paragraph-count="4" meta:word-count="61" meta:character-count="358" meta:non-whitespace-character-count="301"/>
  </office:meta>
</office:document-meta>
</file>